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078b6e" officeooo:paragraph-rsid="00078b6e"/>
    </style:style>
    <style:style style:name="P2" style:family="paragraph" style:parent-style-name="Standard">
      <style:paragraph-properties fo:text-align="center" style:justify-single-word="false"/>
      <style:text-properties style:font-name="Droid Sans" officeooo:rsid="00078b6e" officeooo:paragraph-rsid="00078b6e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4pt" officeooo:rsid="00078b6e" officeooo:paragraph-rsid="00078b6e" style:font-size-asian="14pt" style:font-size-complex="14pt"/>
    </style:style>
    <style:style style:name="P4" style:family="paragraph" style:parent-style-name="Standard">
      <style:paragraph-properties fo:margin-left="1.588cm" fo:margin-right="0cm" fo:text-indent="-1.614cm" style:auto-text-indent="false"/>
      <style:text-properties style:font-name="Droid Sans" officeooo:rsid="00078b6e" officeooo:paragraph-rsid="00078b6e"/>
    </style:style>
    <style:style style:name="P5" style:family="paragraph" style:parent-style-name="Standard" style:master-page-name="">
      <style:paragraph-properties fo:margin-left="0.503cm" fo:margin-right="0cm" fo:text-indent="-0.476cm" style:auto-text-indent="false" style:page-number="auto"/>
      <style:text-properties style:font-name="Droid Sans" officeooo:rsid="00078b6e" officeooo:paragraph-rsid="00078b6e"/>
    </style:style>
    <style:style style:name="P6" style:family="paragraph" style:parent-style-name="Standard" style:master-page-name="">
      <style:paragraph-properties fo:margin-left="0.529cm" fo:margin-right="0cm" fo:text-indent="-0.504cm" style:auto-text-indent="false" style:page-number="auto"/>
      <style:text-properties style:font-name="Droid Sans" officeooo:rsid="00078b6e" officeooo:paragraph-rsid="00078b6e"/>
    </style:style>
    <style:style style:name="P7" style:family="paragraph" style:parent-style-name="Standard" style:master-page-name="">
      <style:paragraph-properties fo:margin-left="0.504cm" fo:margin-right="0cm" fo:text-indent="-0.504cm" style:auto-text-indent="false" style:page-number="auto"/>
      <style:text-properties style:font-name="Droid Sans" officeooo:rsid="00078b6e" officeooo:paragraph-rsid="00078b6e"/>
    </style:style>
    <style:style style:name="P8" style:family="paragraph" style:parent-style-name="Standard">
      <style:paragraph-properties fo:margin-left="0.504cm" fo:margin-right="0cm" fo:text-indent="-0.504cm" style:auto-text-indent="false"/>
      <style:text-properties style:font-name="Droid Sans" officeooo:rsid="00078b6e" officeooo:paragraph-rsid="00078b6e"/>
    </style:style>
    <style:style style:name="P9" style:family="paragraph" style:parent-style-name="Standard" style:master-page-name="">
      <style:paragraph-properties fo:margin-left="0.504cm" fo:margin-right="0cm" fo:text-indent="-0.529cm" style:auto-text-indent="false" style:page-number="auto"/>
      <style:text-properties style:font-name="Droid Sans" officeooo:rsid="00078b6e" officeooo:paragraph-rsid="00078b6e"/>
    </style:style>
    <style:style style:name="P10" style:family="paragraph" style:parent-style-name="Standard">
      <style:paragraph-properties fo:margin-left="0.504cm" fo:margin-right="0cm" fo:text-indent="-0.529cm" style:auto-text-indent="false"/>
      <style:text-properties style:font-name="Droid Sans" officeooo:rsid="00078b6e" officeooo:paragraph-rsid="00078b6e"/>
    </style:style>
    <style:style style:name="P11" style:family="paragraph" style:parent-style-name="Standard">
      <style:paragraph-properties fo:margin-left="0.504cm" fo:margin-right="0cm" fo:text-indent="-0.529cm" style:auto-text-indent="false"/>
      <style:text-properties style:font-name="FreeMono" officeooo:rsid="00078b6e" officeooo:paragraph-rsid="00078b6e"/>
    </style:style>
    <style:style style:name="P12" style:family="paragraph" style:parent-style-name="Standard">
      <style:text-properties style:font-name="Droid Sans" fo:font-weight="bold" officeooo:rsid="00078b6e" officeooo:paragraph-rsid="00078b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c184" style:font-style-asian="italic" style:font-weight-asian="bold" style:font-style-complex="italic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fo:font-size="12pt" style:font-size-asian="12pt" style:font-size-complex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veloping for </text:span><text:span text:style-name="T3">L</text:span><text:span text:style-name="T4">imi</text:span><text:span text:style-name="T3">Frog</text:span><text:span text:style-name="T1"> under Linux </text:span></text:p>
      <text:p text:style-name="P2"><text:span text:style-name="T7">using gcc and Makefiles</text:span> </text:p>
      <text:p text:style-name="P1"/>
      <text:p text:style-name="P1"/>
      <text:p text:style-name="P1">A suitable gcc compiler is the <text:span text:style-name="T2">gcc-arm-none-eabi</text:span> suite. It is available on Launchpad, </text:p>
      <text:p text:style-name="P1">here: <text:span text:style-name="T2">https://launchpad.net/gcc-arm-embedded/+download </text:span></text:p>
      <text:p text:style-name="P1">You have the option to use Linux, Windows or OS X pre-built binaries. </text:p>
      <text:p text:style-name="P1"/>
      <text:p text:style-name="P1">To flash the STM32, one option under Linux is to use the ST-Link utility developed by </text:p>
      <text:p text:style-name="P1">'Texane' available through GitHub :<text:span text:style-name="T2"> https://github.com/texane/stlink</text:span>. </text:p>
      <text:p text:style-name="P1">Or, under Windows, once you have an .hex or a .bin executable you can program the </text:p>
      <text:p text:style-name="P1">STM32 using ST's ST-Link utility. With it you can download your code into the STM32 </text:p>
      <text:p text:style-name="P1">program memory – and do a number of things like viewing its contents, comparing it </text:p>
      <text:p text:style-name="P1">against a bin reference file etc. It is freely available from ST under reference STSW- </text:p>
      <text:p text:style-name="P1">LINK004, here : <text:a xlink:type="simple" xlink:href="http://www.st.com/web/en/catalog/tools/PF258168"><text:span text:style-name="T2">www.st.com/web/en/catalog/tools/PF258168</text:span></text:a></text:p>
      <text:p text:style-name="P1">The Makefile provided inside each <text:span text:style-name="T2">LimiFrog</text:span> sample project invoke the arm-none-eabi </text:p>
      <text:p text:style-name="P1">toolchain (to build) and Texane's ST-Link utility under Linux (to run). The Makefile is </text:p>
      <text:p text:style-name="P1">written so that it can be used mostly as is for any project that follows the same file </text:p>
      <text:p text:style-name="P1">organization as the sample projects (refer to readme file in provided STM32-Projects-xxx </text:p>
      <text:p text:style-name="P1">package). If you're departing a little bit from this structure (say, adding some libraries), or </text:p>
      <text:p text:style-name="P1">want to change compilation options, etc., there should be just a few lines to modify in the </text:p>
      <text:p text:style-name="P1">Makefile. </text:p>
      <text:p text:style-name="P1"/>
      <text:p text:style-name="P1">If you wish to replicate this environment, here is a « journal » of the steps I followed to install under Linux (Mint) the toolchain that was used to develop the BlueFrog sample projects. </text:p>
      <text:p text:style-name="P1"/>
      <text:p text:style-name="P1"/>
      <text:p text:style-name="P1"><text:span text:style-name="T1">INSTALLING THE GCC COMPILER FOR ARM:</text:span> </text:p>
      <text:p text:style-name="P1"/>
      <text:p text:style-name="P5">- downloaded the gcc-arm-none-eabi suite from Lanchpad, here: <text:a xlink:type="simple" xlink:href="https://launchpad.net/gcc-arm-embedded/+download"><text:span text:style-name="T2">https://launchpad.net/gcc-arm-embedded/+download</text:span></text:a> <text:line-break/>(pre-built binaries for Linux, Windows and OS X are available). </text:p>
      <text:p text:style-name="P4"/>
      <text:p text:style-name="P6">- chose to create a directory /ARM under the root on my PC and install there gcc-arm-none-eabi-&lt;version number&gt; </text:p>
      <text:p text:style-name="P1"/>
      <text:p text:style-name="P7">- therefore added /ARM to my search paths -- specifying that in ~/.bashrc in my case: <text:line-break/><text:span text:style-name="T6"># For ARM toolchain <text:line-break/>export PATH=$PATH:/ARM/gcc-arm-none-eabi-4_8-2014q2/bin/</text:span></text:p>
      <text:p text:style-name="P8"/>
      <text:p text:style-name="P8">- Being on 64-bit Linux, for compatibility with a 32-bit executable, installed ia32_libs : <text:line-break/><text:span text:style-name="T5">&gt; sudo apt-get install ia32-lib </text:span></text:p>
      <text:p text:style-name="P8"/>
      <text:p text:style-name="P8">- At this stage, was able to compile a test program. <text:line-break/>For example, run "make build" within one of the sample project folders provided with LimiFrog -- e.g., .../projects/BlueFrogV1-BringUp0 </text:p>
      <text:p text:style-name="P8"/>
      <text:p text:style-name="P1"><text:soft-page-break/></text:p>
      <text:p text:style-name="P12">INSTALLING THE STM32 PROGRAMMING SOFTWARE:</text:p>
      <text:p text:style-name="P1"/>
      <text:p text:style-name="P9">Using work done by 'Texane' available through GitHub. </text:p>
      <text:p text:style-name="P10"/>
      <text:p text:style-name="P10">- downloaded stlink_master.zip from <text:span text:style-name="T2">https://github.com/texane/stlink </text:span></text:p>
      <text:p text:style-name="P10">- unzipped it and installed it under /ARM too </text:p>
      <text:p text:style-name="P10"/>
      <text:p text:style-name="P10">There is an automatic build procedure using Autotools. For it to work as expected, had to </text:p>
      <text:p text:style-name="P10">do the following : </text:p>
      <text:p text:style-name="P10">- installed autoconf and automake <text:line-break/><text:span text:style-name="T5">&gt; sudo apt-get install autoconf <text:line-break/>&gt; sudo apt-get install automake </text:span></text:p>
      <text:p text:style-name="P10">- modified permissions of directory stlink_master and its contents (...that was rather sloppy work using 777 but you can be more subtle!) <text:line-break/><text:span text:style-name="T5">&gt; sudo chmod -R 777 stlink_master</text:span> </text:p>
      <text:p text:style-name="P10">- also installed the following : <text:line-break/><text:span text:style-name="T5">&gt; sudo apt-get install libc6-dev <text:line-break/>&gt; sudo apt-get install pkg-config <text:line-break/>&gt; sudo apt-get install libusb-1.0-0.dev </text:span></text:p>
      <text:p text:style-name="P11"/>
      <text:p text:style-name="P10">Then , could successfully conclude the build as directed on the README of Texane's </text:p>
      <text:p text:style-name="P10">GitHub page (github.com/texane/stlink) : <text:line-break/><text:span text:style-name="T5">&gt; ./autogen.sh <text:line-break/>&gt; ./configure <text:line-break/>&gt; make </text:span></text:p>
      <text:p text:style-name="P11"/>
      <text:p text:style-name="P10">Finally, to be able to actually program the STM32 : </text:p>
      <text:p text:style-name="P10"/>
      <text:p text:style-name="P10">- added the following search path into my ~/.bashrc : <text:line-break/><text:span text:style-name="T5"># For ST-Link software <text:line-break/>export PATH=$PATH:/ARM/stlink-master </text:span></text:p>
      <text:p text:style-name="P10"/>
      <text:p text:style-name="P10">and, as suggested on the GitHub page : </text:p>
      <text:p text:style-name="P10"/>
      <text:p text:style-name="P10">- installed st-util : <text:line-break/><text:span text:style-name="T5">&gt; make ./st-util</text:span> </text:p>
      <text:p text:style-name="P10"><text:s text:c="2"/>from directory /ARM/stlink-master </text:p>
      <text:p text:style-name="P10">- copied file 49-stlinkv*.rules, provided in the stlink-master repository, to </text:p>
      <text:p text:style-name="P10">/etc/udev/rules.d : <text:line-break/><text:span text:style-name="T5">&gt; sudo cp 49-stlinkv2.rules /etc/udev/rules.d</text:span> </text:p>
      <text:p text:style-name="P10">- and ran : <text:line-break/><text:span text:style-name="T5">&gt; sudo udevadm control –reload-rules <text:line-break/>&gt; sudo udevadm trigger </text:span></text:p>
      <text:p text:style-name="P11"/>
      <text:p text:style-name="P10">At this point, was able to load through the STLink-V2 programmer a test program </text:p>
      <text:p text:style-name="P10">For example, execute "make run" within one of the sample project folders provided with </text:p>
      <text:p text:style-name="P10">LimiFrog -- e.g., .../projects/BlueFrogV1-BringUp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4-22T12:35:16.733751038</meta:creation-date>
    <dc:date>2015-09-24T22:57:37.706416450</dc:date>
    <dc:creator>cymeya </dc:creator>
    <meta:editing-duration>PT2M47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2" meta:paragraph-count="48" meta:word-count="599" meta:character-count="3973" meta:non-whitespace-character-count="3355"/>
  </office:meta>
</office:document-meta>
</file>